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Roboto" svg:font-family="Roboto, arial, sans-serif"/>
    <style:font-face style:name="Verdana" svg:font-family="Verdana, sans-serif"/>
  </office:font-face-decls>
  <office:automatic-styles>
    <style:style style:name="P1" style:family="paragraph" style:parent-style-name="Standard">
      <style:text-properties style:font-name="Noto Sans" officeooo:rsid="0019199a" officeooo:paragraph-rsid="0019199a"/>
    </style:style>
    <style:style style:name="P2" style:family="paragraph" style:parent-style-name="Standard">
      <style:text-properties style:font-name="Noto Sans" officeooo:rsid="0019199a" officeooo:paragraph-rsid="001d645b"/>
    </style:style>
    <style:style style:name="P3" style:family="paragraph" style:parent-style-name="Standard">
      <style:text-properties style:font-name="Noto Sans" officeooo:rsid="0019199a" officeooo:paragraph-rsid="0030e769"/>
    </style:style>
    <style:style style:name="P4" style:family="paragraph" style:parent-style-name="Standard">
      <style:text-properties style:font-name="Noto Sans" officeooo:paragraph-rsid="0024abad"/>
    </style:style>
    <style:style style:name="P5" style:family="paragraph" style:parent-style-name="Standard">
      <style:text-properties style:font-name="Noto Sans" officeooo:rsid="003c27eb" officeooo:paragraph-rsid="003c27eb"/>
    </style:style>
    <style:style style:name="T1" style:family="text">
      <style:text-properties officeooo:rsid="0019199a"/>
    </style:style>
    <style:style style:name="T2" style:family="text">
      <style:text-properties fo:font-variant="normal" fo:text-transform="none" fo:color="#252525" loext:opacity="100%" style:font-name="Roboto" fo:font-size="11.8000001907349pt" fo:letter-spacing="normal" fo:font-style="normal" fo:font-weight="normal"/>
    </style:style>
    <style:style style:name="T3" style:family="text">
      <style:text-properties officeooo:rsid="0035cb91"/>
    </style:style>
    <style:style style:name="T4" style:family="text">
      <style:text-properties officeooo:rsid="003725e3"/>
    </style:style>
    <style:style style:name="T5" style:family="text">
      <style:text-properties officeooo:rsid="003f86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ghiên Cứu Giải Pháp</text:p>
      <text:p text:style-name="P1">Nâng Cấp Tính Năng Tìm Kiếm</text:p>
      <text:p text:style-name="P1"/>
      <text:p text:style-name="P1">I. Mục Tiêu</text:p>
      <text:p text:style-name="P1">- Mục tiêu chính:</text:p>
      <text:p text:style-name="P4"><text:span text:style-name="T1">+ Hỗ trợ tìm kiếm không dấu (</text:span><text:span text:style-name="T2">accent/</text:span><text:span text:style-name="T1">diacritic insensitive)</text:span></text:p>
      <text:p text:style-name="P1">+ Cải thiện tốc độ tìm kiếm</text:p>
      <text:p text:style-name="P1">- Mở rộng mục tiêu:</text:p>
      <text:p text:style-name="P1">+ Độ chính xác, xếp hạng kết quả tìm kiếm</text:p>
      <text:p text:style-name="P1">+ Gợi ý tìm kiếm</text:p>
      <text:p text:style-name="P1"/>
      <text:p text:style-name="P1">II. Phân Tích Mục Tiêu Và Ý Tưởng Về Giải Pháp</text:p>
      <text:p text:style-name="P3">Hiện tại, ứng dụng đang sử dụng SQLCipher để lưu trữ dữ liệu. Tính năng tìm kiếm của ứng dụng bao gồm tìm kiếm contact, conversation, message, file đang được triển khai dưới dạng tìm kiếm chuỗi thông thường. Cấu trúc câu truy vấn có dạng “LIKE ‘%&lt;str_search&gt;%’”. Cách này không hề tồi, với sự đơn giản trong triển khai của nó giúp tính năng tìm kiếm của ứng dụng được hoàn thành nhanh hơn. Nhưng rõ ràng ta nhận thấy đây chắc chắn không phải là cách duy nhất và tốt nhất. </text:p>
      <text:p text:style-name="P3">Vấn đề đầu tiên gặp phải khi ta muốn nâng cấp tính năng tìm kiếm là với cách trên không cho phép ta tìm kiếm không dấu, mặc định “á” và “a” là khác nhau nên người dùng cần phải gõ đầy đủ dấu để kết quả tìm kiếm trả về như mong muốn. Một vấn đề khác là việc tìm kiếm bằng cách trên bắt cơ sở dữ liệu phải quét qua hết các dòng của bảng để cho ra kết quả và thời gian phải trả cho nó là không nhỏ. Qua tìm hiểu, vấn đề về dấu có thể được giải quyết bằng cách thêm một cột chưa dữ liệu không dấu, khi tìm kiếm ta sẽ tìm kiếm trên cột không dấu. Hoặc một cách khác đi sâu hơn vào cấu trúc của sqlite là định nghĩa một collation mới thông qua hàm sqlite3_create_collation<text:span text:style-name="T3">(). Hai giải pháp trên có thể giải quyết được vấn đề tìm kiếm không dấu nhưng tốc độ tìm kiểm chỉ có thể giảm chứ không tăng lên. Tiếp tục tìm hiểu thì có một giải pháp toàn vẹn hơn có thể giải quyết được cả hai vấn đề trên đó là Full-text search </text:span><text:span text:style-name="T4">(FTS)</text:span><text:span text:style-name="T3">. Với FTS ta có thể tìm kiếm không dấu và tốc độ được cải thiện đáng kể so với cách cũ. Mặc khác sqlite có hỗ trợ FTS thông qua FTS5 Extension. Vậy nên FTS5 đang là sự lựa chọn tỏ ra toàn vẹn nhất để nâng cấp tính năng tìm kiếm và rất đáng để đi sâu tìm hiểu tính khả thi áp dụng.</text:span></text:p>
      <text:p text:style-name="P1"/>
      <text:p text:style-name="P2">** lưu ý: <text:s/>SQLCipher là cơ sở dữ liệu được xây dựng dựa trên SQLite với mục đích mã hóa dữ liệu được lưu trữ. Các thao tác trên SQLCipher không khác biệt nhiều so với trên SQLite, về mặc kỹ thuật nó sử dụng cùng interface cũng như là kế thừa các tính năng của SQLite nên phần trình bày bên dưới sẽ nhắc đến SQLite thay vì SQLCipher để chỉ rõ nguồn gốc kỹ thuật và đồng bộ với các nguồn tài liệu trên internet.</text:p>
      <text:p text:style-name="P2"/>
      <text:p text:style-name="P2">III. Đặc Điểm Kỹ Thuật FTS5 Trên SQLite</text:p>
      <text:p text:style-name="P5">1. Full-text search và những kỹ thuật liên quan</text:p>
      <text:p text:style-name="P5"><text:soft-page-break/>2. Cách triển khai FTS trên sqlite</text:p>
      <text:p text:style-name="P5">3. So sánh tốc độ của cách truy vấn cũ với fts</text:p>
      <text:p text:style-name="P5">4. Ưu điểm và hạn chế.</text:p>
      <text:p text:style-name="P5"/>
      <text:p text:style-name="P5">IV. Kết luận</text:p>
      <text:p text:style-name="P5">- với những ưu điểm của nó mang lại so với những nhược điểm nhỏ. thì FTS là sự lựa chọn tốt nhất tính tới thời điểm hiện tạ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Roboto" svg:font-family="Roboto, arial, sans-serif"/>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22:37:31.307751980</meta:creation-date>
    <meta:generator>LibreOffice/7.3.4.2$Linux_X86_64 LibreOffice_project/30$Build-2</meta:generator>
    <dc:date>2022-07-07T00:47:46.615150191</dc:date>
    <meta:editing-duration>PT45M23S</meta:editing-duration>
    <meta:editing-cycles>25</meta:editing-cycles>
    <meta:document-statistic meta:table-count="0" meta:image-count="0" meta:object-count="0" meta:page-count="2" meta:paragraph-count="20" meta:word-count="586" meta:character-count="2686" meta:non-whitespace-character-count="2118"/>
  </office:meta>
</office:document-meta>
</file>